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D600001E14FEFFABA7.svm"/>
  <manifest:file-entry manifest:media-type="" manifest:full-path="Pictures/20000007000041D7000023C490C0262B.svm"/>
  <manifest:file-entry manifest:media-type="" manifest:full-path="Pictures/200000070000622F00002CA7399C48A9.svm"/>
  <manifest:file-entry manifest:media-type="" manifest:full-path="Pictures/20000007000052CA000021E724568D85.svm"/>
  <manifest:file-entry manifest:media-type="" manifest:full-path="Pictures/2000000700007FBE00002AB0E057B2D6.svm"/>
  <manifest:file-entry manifest:media-type="" manifest:full-path="Pictures/20000007000062CF00003FE0AE4CC293.svm"/>
  <manifest:file-entry manifest:media-type="" manifest:full-path="Pictures/2000000700004D9F00003A9B42A0A250.svm"/>
  <manifest:file-entry manifest:media-type="" manifest:full-path="Pictures/200000070000653000004226D9D316C8.svm"/>
  <manifest:file-entry manifest:media-type="" manifest:full-path="Pictures/200000070000675B000040656450C46C.svm"/>
  <manifest:file-entry manifest:media-type="" manifest:full-path="Pictures/20000007000054DB0000407F2724B2C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Графический объект1" text:anchor-type="paragraph" svg:width="17cm" svg:height="7.428cm" draw:z-index="0"><draw:image xlink:href="Pictures/20000007000044D600001E14FEFFABA7.svm" xlink:type="simple" xlink:show="embed" xlink:actuate="onLoad"/></draw:frame></text:p>
      <text:p text:style-name="P1">2.</text:p>
      <text:p text:style-name="P1"><draw:frame draw:style-name="fr1" draw:name="Графический объект2" text:anchor-type="paragraph" svg:width="17cm" svg:height="5.68cm" draw:z-index="1"><draw:image xlink:href="Pictures/2000000700007FBE00002AB0E057B2D6.svm" xlink:type="simple" xlink:show="embed" xlink:actuate="onLoad"/></draw:frame></text:p>
      <text:p text:style-name="P1">3.</text:p>
      <text:p text:style-name="P1"><draw:frame draw:style-name="fr1" draw:name="Графический объект3" text:anchor-type="paragraph" svg:width="17cm" svg:height="6.96cm" draw:z-index="2"><draw:image xlink:href="Pictures/20000007000052CA000021E724568D85.svm" xlink:type="simple" xlink:show="embed" xlink:actuate="onLoad"/></draw:frame></text:p>
      <text:p text:style-name="P1"/>
      <text:p text:style-name="P1">4.</text:p>
      <text:p text:style-name="P1"><draw:frame draw:style-name="fr2" draw:name="Графический объект4" text:anchor-type="paragraph" svg:x="0.072cm" svg:y="0cm" svg:width="16.856cm" svg:height="9.156cm" draw:z-index="3"><draw:image xlink:href="Pictures/20000007000041D7000023C490C0262B.svm" xlink:type="simple" xlink:show="embed" xlink:actuate="onLoad"/></draw:frame><text:soft-page-break/></text:p>
      <text:p text:style-name="P1">5.</text:p>
      <text:p text:style-name="P1"><draw:frame draw:style-name="fr1" draw:name="Графический объект5" text:anchor-type="paragraph" svg:width="17cm" svg:height="7.731cm" draw:z-index="4"><draw:image xlink:href="Pictures/200000070000622F00002CA7399C48A9.svm" xlink:type="simple" xlink:show="embed" xlink:actuate="onLoad"/></draw:frame></text:p>
      <text:p text:style-name="P1"/>
      <text:p text:style-name="P1">6.</text:p>
      <text:p text:style-name="P1"><draw:frame draw:style-name="fr3" draw:name="Графический объект6" text:anchor-type="paragraph" svg:width="17cm" svg:height="12.836cm" draw:z-index="5"><draw:image xlink:href="Pictures/2000000700004D9F00003A9B42A0A250.svm" xlink:type="simple" xlink:show="embed" xlink:actuate="onLoad"/></draw:frame><text:soft-page-break/></text:p>
      <text:p text:style-name="P1">7.1.</text:p>
      <text:p text:style-name="P1"><draw:frame draw:style-name="fr4" draw:name="Графический объект7" text:anchor-type="paragraph" svg:width="17cm" svg:height="12.922cm" draw:z-index="6"><draw:image xlink:href="Pictures/20000007000054DB0000407F2724B2C4.svm" xlink:type="simple" xlink:show="embed" xlink:actuate="onLoad"/></draw:frame><text:soft-page-break/></text:p>
      <text:p text:style-name="P1">7.2.</text:p>
      <text:p text:style-name="P1"><draw:frame draw:style-name="fr1" draw:name="Графический объект8" text:anchor-type="paragraph" svg:width="17cm" svg:height="10.592cm" draw:z-index="7"><draw:image xlink:href="Pictures/200000070000675B000040656450C46C.svm" xlink:type="simple" xlink:show="embed" xlink:actuate="onLoad"/></draw:frame></text:p>
      <text:p text:style-name="P1"/>
      <text:p text:style-name="P1"><text:soft-page-break/>8.1</text:p>
      <text:p text:style-name="P1"><draw:frame draw:style-name="fr1" draw:name="Графический объект9" text:anchor-type="paragraph" svg:width="17cm" svg:height="10.989cm" draw:z-index="8"><draw:image xlink:href="Pictures/20000007000062CF00003FE0AE4CC293.svm" xlink:type="simple" xlink:show="embed" xlink:actuate="onLoad"/></draw:frame></text:p>
      <text:p text:style-name="P1">8.2</text:p>
      <text:p text:style-name="P1"><draw:frame draw:style-name="fr1" draw:name="Графический объект10" text:anchor-type="paragraph" svg:width="17cm" svg:height="11.113cm" draw:z-index="9"><draw:image xlink:href="Pictures/200000070000653000004226D9D316C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</meta:initial-creator>
    <meta:creation-date>2025-02-09T13:11:50.27</meta:creation-date>
    <meta:document-statistic meta:table-count="0" meta:image-count="10" meta:object-count="0" meta:page-count="5" meta:paragraph-count="10" meta:word-count="10" meta:character-count="26"/>
    <dc:date>2025-02-09T13:18:37.72</dc:date>
    <dc:creator>Николай </dc:creator>
    <meta:editing-duration>PT6M47S</meta:editing-duration>
    <meta:editing-cycles>1</meta:editing-cycles>
    <meta:generator>OpenOffice/4.1.15$Win32 OpenOffice.org_project/4115m2$Build-9813</meta:generator>
  </office:meta>
</office:document-meta>
</file>